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4c0" officeooo:paragraph-rsid="000ad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graph1(V_1,V_2,V_3,V_4,V_5,P_1,P_2,P_3,P_4,P_5):</text:p>
      <text:p text:style-name="P1"><text:s text:c="2"/>plt.plot([V_1,V_2,V_3,V_4,V_5], [P_1,P_2,P_3,P_4,P_5],"b")</text:p>
      <text:p text:style-name="P1"><text:s text:c="2"/>plt.xlabel('V (cm3)')</text:p>
      <text:p text:style-name="P1"><text:s text:c="2"/>plt.ylabel('P (cm-Hg)')</text:p>
      <text:p text:style-name="P1"><text:s text:c="2"/>plt.title('The grapf of P with respect to V')</text:p>
      <text:p text:style-name="P1"><text:s text:c="2"/>plt.show()</text:p>
      <text:p text:style-name="P1">return</text:p>
      <text:p text:style-name="P1"/>
      <text:p text:style-name="P1">def numberOfMol(P,V,T):</text:p>
      <text:p text:style-name="P1"><text:s text:c="2"/>t=T+273.15</text:p>
      <text:p text:style-name="P1"><text:s text:c="2"/>R=8.3145</text:p>
      <text:p text:style-name="P1"><text:s text:c="2"/>n=(P*V)/(R*t)</text:p>
      <text:p text:style-name="P1">return 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23:29:33.336000000</meta:creation-date>
    <dc:date>2017-04-30T23:30:08.559000000</dc:date>
    <meta:editing-duration>PT35S</meta:editing-duration>
    <meta:editing-cycles>1</meta:editing-cycles>
    <meta:document-statistic meta:table-count="0" meta:image-count="0" meta:object-count="0" meta:page-count="1" meta:paragraph-count="12" meta:word-count="25" meta:character-count="293" meta:non-whitespace-character-count="264"/>
    <meta:generator>LibreOffice/5.2.2.2$Windows_x86 LibreOffice_project/8f96e87c890bf8fa77463cd4b640a2312823f3ad</meta:generator>
  </office:meta>
</office:document-meta>
</file>